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14866666666667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5.63033333333333cm" style:use-optimal-column-width="true"/>
    </style:style>
    <style:style style:name="co15" style:family="table-column">
      <style:table-column-properties fo:break-before="auto" style:column-width="7.112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 ANGLE_GRUE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ORANGE (0x00)</text:p>
          </table:table-cell>
          <table:table-cell office:value-type="string" table:style-name="ce1">
            <text:p>Le robot part du côté orang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ERT (0x01)</text:p>
          </table:table-cell>
          <table:table-cell office:value-type="string" table:style-name="ce1">
            <text:p>Le robot part du côté ver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OR_TO_TEST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Moteur auquel s'appliquent les ordres SET_PWM, SPEED_KP, etc…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RONT_LEFT (0x0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NT_RIGHT (0x02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LEFT (0x03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RIGHT (0x04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-MOTOR_BLOCKED (0x01)</text:p>
          </table:table-cell>
          <table:table-cell office:value-type="string" table:style-name="ce1">
            <text:p>Moteur horizontal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-MOTOR_BLOCKED (0x02)</text:p>
          </table:table-cell>
          <table:table-cell office:value-type="string" table:style-name="ce1">
            <text:p>Moteur vertical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BLOCKED (0x04)</text:p>
          </table:table-cell>
          <table:table-cell office:value-type="string" table:style-name="ce1">
            <text:p>Un des AX12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'angle donné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cube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MMUNICATION_ERR (0x100)</text:p>
          </table:table-cell>
          <table:table-cell office:value-type="string" table:style-name="ce1">
            <text:p>La communication interne du LL est défaillant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UBE_MISSED (0x200)</text:p>
          </table:table-cell>
          <table:table-cell office:value-type="string" table:style-name="ce1">
            <text:p>Le cube n'est pas détecté dans la pince après une opération de préhension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, permettant les déplacement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CUBE_S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NGLE_H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'un cube placé proche de l'ange donné., le capteur servira à repérer sa position exac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CUBE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ANGLE_H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'un cube à la position donnée (option la plus rapid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RE_CUBE_INSIDE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d'un cube dans la zone de stockage interne (présuppose qu'un cube soit pris dans la pinc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RE_CUBE_TOP</text:p>
          </table:table-cell>
          <table:table-cell office:value-type="string" table:style-name="ce1">
            <text:p>0x2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lacement du cube au dessus de la tête pour se déplacer tout en gardant le cube dans la pin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TAKE_FROM_STORAGE</text:p>
          </table:table-cell>
          <table:table-cell office:value-type="string" table:style-name="ce1">
            <text:p>0x2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Prise du cube présent dans la zone de stocka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PUT_ON_PILE_S</text:p>
          </table:table-cell>
          <table:table-cell office:value-type="string" table:style-name="ce1">
            <text:p>0x2A</text:p>
          </table:table-cell>
          <table:table-cell office:value-type="string" table:style-name="ce1">
            <text:p>ANGLE_H (float), FLOOR (int32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le cube sur une pile, à l'angle donné, à l'étage donné, en utilisant les capteu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PUT_ON_PILE</text:p>
          </table:table-cell>
          <table:table-cell office:value-type="string" table:style-name="ce1">
            <text:p>0x2B</text:p>
          </table:table-cell>
          <table:table-cell office:value-type="string" table:style-name="ce1">
            <text:p>ANGLE_H (float), FLOOR (int32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épose le cube sur une pile, à l'angle donné, à l'étage don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GO_TO</text:p>
          </table:table-cell>
          <table:table-cell office:value-type="string" table:style-name="ce1">
            <text:p>0x2C</text:p>
          </table:table-cell>
          <table:table-cell office:value-type="string" table:style-name="ce1">
            <text:p>ANGLE_H (float), ANGLE_V (float), ANGLE_HEAD (float), POS_PLIER (float)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Donne directement une consigne de positionnement au b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M_STOP</text:p>
          </table:table-cell>
          <table:table-cell office:value-type="string" table:style-name="ce1">
            <text:p>0x2D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s mouvements du bras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ENSORS_ANGLES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LEFT_ANGLE (float), RIGHT_ANGL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ngle des XL320 sur lesquels sont montés les capteurs longue port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ARM_POSITION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NGLE_H (float), ANGLE_V (float), ANGLE_HEAD (float), POS_PLIER (float)</text:p>
          </table:table-cell>
          <table:table-cell office:value-type="string" table:style-name="ce1">
            <text:p>Retourne la position du bra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BATTERY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BATTERY_LEVEL (int32)</text:p>
          </table:table-cell>
          <table:table-cell office:value-type="string" table:style-name="ce1">
            <text:p>Renvoie le pourcentage de batterie rest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ONITORED_MOTOR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OTOR_TO_TEST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élection du moteur à régler et tes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WM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PWM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PWM du moteur cour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ED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KP (float) KI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OCKING_CONSTANTS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SENSIBILITY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A2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A3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ylvain Gaultier</dc:creator>
    <meta:creation-date>2018-03-17T10:41:51Z</meta:creation-date>
    <dc:date>2018-04-29T13:27:01Z</dc:date>
    <meta:editing-cycles>9</meta:editing-cycles>
    <meta:editing-duration>PT3834S</meta:editing-duration>
  </office:meta>
</office:document-meta>
</file>